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text-properties officeooo:paragraph-rsid="0049b970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text-properties officeooo:paragraph-rsid="0049b970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8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9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fo:font-size="8.5pt" style:font-size-asian="8.5pt" style:font-size-complex="8.5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7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table:number-columns-spanned="2" office:value-type="string">
            <text:p text:style-name="P78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82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3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5"><text:text-input text:description="&lt;if test=&quot;not keys.get('print_list_price_and_total_discount')&quot;&gt;">If</text:text-input></text:p>
            <text:p text:style-name="P16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86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4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7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9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6">
          <table:table-cell table:style-name="Table1.A3" table:number-columns-spanned="2" office:value-type="string">
            <text:p text:style-name="P75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3"><text:text-input text:description="&lt;formatLang(line.report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4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7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report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6"><text:text-input text:description="&lt;/if&gt;">/if</text:text-input></text:p>
          </table:table-cell>
          <table:covered-table-cell/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3"/>
          </table:table-cell>
        </table:table-row>
        <table:table-row table:style-name="Table1.8">
          <table:table-cell table:style-name="Table1.A1" table:number-columns-spanned="2" office:value-type="string">
            <text:p text:style-name="P81"><text:text-input text:description="&lt;/for&gt;">End For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T63" style:family="text">
      <style:text-properties fo:font-size="8.5pt" style:font-size-asian="8.5pt" style:font-size-complex="8.5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63"><text:text-input text:description="&lt;formatLang(o.report_amount_untaxed)&gt;">99.999,99</text:text-input></text:span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55"><text:span text:style-name="MT63"><text:text-input text:description="&lt;formatLang(o.amount_total)&gt;">99.999,99</text:text-input></text:span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6-26T19:05:38.816738138</dc:date>
    <meta:editing-duration>P1DT21H25M34S</meta:editing-duration>
    <meta:editing-cycles>387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408" meta:character-count="1994" meta:non-whitespace-character-count="1893"/>
  </office:meta>
</office:document-meta>
</file>